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2" style:family="graphic" style:parent-style-name="standard" style:list-style-name="L1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3" style:family="graphic" style:parent-style-name="standard" style:list-style-name="L1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4" style:family="graphic" style:parent-style-name="standard" style:list-style-name="L1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5" style:family="graphic" style:parent-style-name="standard" style:list-style-name="L1">
      <style:graphic-properties draw:stroke="solid" svg:stroke-width="0.035cm" svg:stroke-color="#000000" draw:stroke-linejoin="round" draw:fill="solid" draw:fill-color="#dddddd" draw:textarea-vertical-align="middle" draw:auto-grow-height="false" draw:fit-to-size="false" fo:padding-top="0.142cm" fo:padding-bottom="0.142cm" fo:padding-left="0.267cm" fo:padding-right="0.267cm" fo:wrap-option="no-wrap"/>
    </style:style>
    <style:style style:name="gr6" style:family="graphic" style:parent-style-name="standard" style:list-style-name="L1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7" style:family="graphic" style:parent-style-name="standard" style:list-style-name="L1">
      <style:graphic-properties draw:stroke="solid" svg:stroke-width="0.035cm" svg:stroke-color="#000000" draw:stroke-linejoin="round" draw:fill="solid" draw:fill-color="#dddddd" draw:textarea-vertical-align="middle" draw:auto-grow-height="false" draw:fit-to-size="false" fo:padding-top="0.142cm" fo:padding-bottom="0.142cm" fo:padding-left="0.267cm" fo:padding-right="0.267cm" fo:wrap-option="no-wrap"/>
    </style:style>
    <style:style style:name="gr8" style:family="graphic" style:parent-style-name="standard" style:list-style-name="L1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9" style:family="graphic" style:parent-style-name="standard" style:list-style-name="L1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Ultrafine_20_Dashed" draw:marker-end="Triangle_20_unfilled" draw:marker-end-width="0.3cm" draw:fill="none" draw:textarea-vertical-align="middle"/>
    </style:style>
    <style:style style:name="gr13" style:family="graphic" style:parent-style-name="standard" style:list-style-name="L1">
      <style:graphic-properties draw:stroke="solid" svg:stroke-width="0.035cm" svg:stroke-color="#000000" draw:stroke-linejoin="round" draw:fill="solid" draw:fill-color="#dddddd" draw:textarea-vertical-align="middle" draw:auto-grow-height="false" draw:fit-to-size="false" fo:padding-top="0.142cm" fo:padding-bottom="0.142cm" fo:padding-left="0.267cm" fo:padding-right="0.267cm" fo:wrap-option="no-wrap"/>
    </style:style>
    <style:style style:name="gr14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5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 style:list-style-name="L1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objectwithoutfill">
      <style:graphic-properties draw:stroke="dash" draw:stroke-dash="Fine_20_Dashed" draw:marker-end="Triangle_20_unfilled" draw:marker-end-width="0.3cm" draw:fill="none" draw:textarea-vertical-align="middle"/>
    </style:style>
    <style:style style:name="gr18" style:family="graphic" style:parent-style-name="objectwithoutfill">
      <style:graphic-properties draw:stroke="dash" draw:stroke-dash="Fine_20_Dashed" draw:marker-end="Diamond" draw:marker-end-width="0.3cm" draw:fill="none" draw:textarea-vertical-align="middle"/>
    </style:style>
    <style:style style:name="gr1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1" style:family="graphic" style:parent-style-name="standard" style:list-style-name="L1">
      <style:graphic-properties draw:stroke="solid" svg:stroke-width="0.035cm" svg:stroke-color="#000000" draw:stroke-linejoin="round" draw:fill="solid" draw:fill-color="#dddddd" draw:textarea-vertical-align="middle" draw:auto-grow-height="false" draw:fit-to-size="false" fo:padding-top="0.142cm" fo:padding-bottom="0.142cm" fo:padding-left="0.267cm" fo:padding-right="0.267cm" fo:wrap-option="no-wrap"/>
    </style:style>
    <style:style style:name="gr22" style:family="graphic" style:parent-style-name="standard" style:list-style-name="L1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23" style:family="graphic" style:parent-style-name="standard" style:list-style-name="L1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4" style:family="graphic" style:parent-style-name="standard" style:list-style-name="L1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5" style:family="graphic" style:parent-style-name="objectwithoutfill">
      <style:graphic-properties draw:stroke="dash" draw:stroke-dash="Ultrafine_20_Dashed" draw:marker-end="Diamond" draw:marker-end-width="0.3cm" draw:fill="none" draw:textarea-vertical-align="middle"/>
    </style:style>
    <style:style style:name="gr26" style:family="graphic" style:parent-style-name="standard" style:list-style-name="L1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7" style:family="graphic" style:parent-style-name="standard" style:list-style-name="L1">
      <style:graphic-properties draw:stroke="solid" svg:stroke-width="0cm" svg:stroke-color="#000000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28" style:family="graphic" style:parent-style-name="standard" style:list-style-name="L1">
      <style:graphic-properties draw:stroke="solid" svg:stroke-width="0.035cm" svg:stroke-color="#000000" draw:stroke-linejoin="round" draw:fill="solid" draw:fill-color="#ffff99" draw:textarea-vertical-align="middle" draw:auto-grow-height="false" draw:fit-to-size="false" fo:padding-top="0.142cm" fo:padding-bottom="0.142cm" fo:padding-left="0.267cm" fo:padding-right="0.267cm" fo:wrap-option="no-wrap"/>
    </style:style>
    <style:style style:name="gr29" style:family="graphic" style:parent-style-name="standard" style:list-style-name="L1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line-height="100%" fo:text-align="center" style:font-independent-line-spacing="true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cm" fo:line-height="100%" fo:text-align="center"/>
      <style:text-properties fo:font-size="9pt" style:font-size-asian="9pt" style:font-size-complex="9pt"/>
    </style:style>
    <style:style style:name="P7" style:family="paragraph">
      <style:paragraph-properties fo:margin-top="0cm" fo:margin-bottom="0cm" fo:line-height="100%" fo:text-align="center" style:font-independent-line-spacing="true"/>
      <style:text-properties fo:font-size="9pt" style:font-size-asian="9pt" style:font-size-complex="9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DejaVu Sans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DejaVu Sans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letter-spacing="normal" fo:font-style="normal" style:text-underline-style="none" fo:font-weight="normal" style:font-name-asian="DejaVu Sans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CustomShape 13" draw:style-name="gr1" draw:text-style-name="P1" draw:layer="layout" svg:width="4.064cm" svg:height="2.083cm" svg:x="0.635cm" svg:y="8.332cm">
          <text:p text:style-name="P4"><text:span text:style-name="T1"/></text:p>
          <draw:enhanced-geometry draw:mirror-horizontal="false" draw:mirror-vertical="false" draw:text-areas="0 ?f4 ?f9 ?f5" svg:viewBox="0 0 0 0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" draw:style-name="gr2" draw:text-style-name="P1" xml:id="id15" draw:id="id15" draw:layer="layout" svg:width="4.064cm" svg:height="2.083cm" svg:x="8.763cm" svg:y="8.3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" draw:layer="layout" svg:width="4.064cm" svg:height="2.083cm" svg:x="16.91cm" svg:y="3.988cm">
          <text:p text:style-name="P4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4" draw:text-style-name="P3" xml:id="id2" draw:id="id2" draw:layer="layout" svg:width="4.064cm" svg:height="2.083cm" svg:x="8.409cm" svg:y="4.257cm">
          <text:p text:style-name="P2"><text:span text:style-name="T1">pktools::ImgRas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1" xml:id="id4" draw:id="id4" draw:layer="layout" svg:width="4.064cm" svg:height="2.083cm" svg:x="8.409cm" svg:y="8.617cm">
          <text:p text:style-name="P4"><text:span text:style-name="T1">jiplib::Ji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6" draw:text-style-name="P1" xml:id="id8" draw:id="id8" draw:layer="layout" svg:width="4.064cm" svg:height="2.083cm" svg:x="12.849cm" svg:y="0.254cm">
          <text:p text:style-name="P4"><text:span text:style-name="T1">GDALData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7" draw:text-style-name="P1" xml:id="id3" draw:id="id3" draw:layer="layout" svg:width="4.064cm" svg:height="2.083cm" svg:x="0.254cm" svg:y="8.617cm">
          <text:p text:style-name="P4"><text:span text:style-name="T1">jiplib::JimList</text:span></text:p>
          <draw:enhanced-geometry draw:mirror-horizontal="false" draw:mirror-vertical="false" draw:text-areas="0 ?f4 ?f9 ?f5" svg:viewBox="0 0 0 0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14" draw:style-name="gr8" draw:text-style-name="P3" xml:id="id1" draw:id="id1" draw:layer="layout" svg:width="4.061cm" svg:height="2.071cm" svg:x="0.257cm" svg:y="4.263cm">
          <text:p text:style-name="P2"><text:span text:style-name="T1">pktools::ImgCollection</text:span></text:p>
          <draw:enhanced-geometry draw:mirror-horizontal="false" draw:mirror-vertical="false" draw:text-areas="0 ?f4 ?f9 ?f5" svg:viewBox="0 0 0 0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CustomShape 29" draw:style-name="gr9" draw:text-style-name="P1" xml:id="id6" draw:id="id6" draw:layer="layout" svg:width="4.064cm" svg:height="2.083cm" svg:x="8.409cm" svg:y="13.094cm">
          <text:p text:style-name="P4"><text:span text:style-name="T1">mialib::IMAGE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0" draw:text-style-name="P3" draw:layer="layout" svg:width="3.613cm" svg:height="0.689cm" svg:x="4.275cm" svg:y="2.901cm">
          <text:p text:style-name="P2"><text:span text:style-name="T1">Reduce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5" draw:layer="layout" draw:type="curve" svg:x1="2.287cm" svg:y1="4.263cm" svg:x2="10.441cm" svg:y2="4.257cm" draw:start-shape="id1" draw:end-shape="id2" draw:end-glue-point="0" svg:d="M2287 4263c0-762 8154-759 8154-6" svg:viewBox="0 0 8155 572">
          <text:p/>
        </draw:connector>
        <draw:connector draw:style-name="gr11" draw:text-style-name="P5" draw:layer="layout" draw:type="curve" svg:x1="2.286cm" svg:y1="8.617cm" svg:x2="10.441cm" svg:y2="8.617cm" draw:start-shape="id3" draw:end-shape="id4" draw:end-glue-point="0" svg:d="M2286 8617c0-778 8155-778 8155 0" svg:viewBox="0 0 8156 584">
          <text:p/>
        </draw:connector>
        <draw:connector draw:style-name="gr12" draw:text-style-name="P5" draw:layer="layout" draw:type="line" svg:x1="10.441cm" svg:y1="8.617cm" svg:x2="10.441cm" svg:y2="6.34cm" draw:start-shape="id4" draw:start-glue-point="0" draw:end-shape="id2" draw:end-glue-point="2" svg:d="M10441 8617v-2277" svg:viewBox="0 0 1 2278">
          <text:p/>
        </draw:connector>
        <draw:connector draw:style-name="gr12" draw:text-style-name="P5" draw:layer="layout" draw:type="line" svg:x1="2.286cm" svg:y1="8.617cm" svg:x2="2.287cm" svg:y2="6.334cm" draw:start-shape="id3" draw:start-glue-point="0" draw:end-shape="id1" draw:end-glue-point="2" svg:d="M2286 8617l1-2283" svg:viewBox="0 0 2 2284">
          <text:p/>
        </draw:connector>
        <draw:custom-shape draw:name="CustomShape 2" draw:style-name="gr13" draw:text-style-name="P1" xml:id="id7" draw:id="id7" draw:layer="layout" svg:width="4.064cm" svg:height="2.083cm" svg:x="16.537cm" svg:y="4.257cm">
          <text:p text:style-name="P4"><text:span text:style-name="T1">pktools::VectorOg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4" draw:text-style-name="P3" draw:layer="layout" svg:width="3.613cm" svg:height="0.689cm" svg:x="4.275cm" svg:y="6.954cm">
          <text:p text:style-name="P2"><text:span text:style-name="T1">Reduce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5" draw:text-style-name="P3" draw:layer="layout" svg:width="3.613cm" svg:height="0.689cm" svg:x="13.075cm" svg:y="2.901cm">
          <text:p text:style-name="P2"><text:span text:style-name="T1">Extract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6" draw:text-style-name="P1" xml:id="id5" draw:id="id5" draw:layer="layout" svg:width="4.061cm" svg:height="2.071cm" svg:x="0.254cm" svg:y="0.257cm">
          <text:p text:style-name="P4"><text:span text:style-name="T1">std::list</text:span></text:p>
          <draw:enhanced-geometry draw:mirror-horizontal="false" draw:mirror-vertical="false" draw:text-areas="0 ?f4 ?f9 ?f5" svg:viewBox="0 0 0 0" draw:type="ooxml-can" draw:modifiers="54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onnector draw:style-name="gr17" draw:text-style-name="P5" draw:layer="layout" draw:type="line" svg:x1="2.287cm" svg:y1="4.263cm" svg:x2="2.284cm" svg:y2="2.328cm" draw:start-shape="id1" draw:start-glue-point="0" draw:end-shape="id5" svg:d="M2287 4263l-3-1935" svg:viewBox="0 0 4 1936">
          <text:p/>
        </draw:connector>
        <draw:connector draw:style-name="gr18" draw:text-style-name="P5" draw:layer="layout" draw:type="line" svg:x1="10.441cm" svg:y1="10.7cm" svg:x2="10.441cm" svg:y2="13.094cm" draw:start-shape="id4" draw:end-shape="id6" draw:end-glue-point="0" svg:d="M10441 10700v2394" svg:viewBox="0 0 1 2395">
          <text:p/>
        </draw:connector>
        <draw:connector draw:style-name="gr19" draw:text-style-name="P5" draw:layer="layout" draw:type="curve" svg:x1="12.473cm" svg:y1="14.135cm" svg:x2="12.473cm" svg:y2="9.658cm" draw:start-shape="id6" draw:end-shape="id4" draw:end-glue-point="1" svg:d="M12473 14135c778 0 778-4477 0-4477" svg:viewBox="0 0 585 4478">
          <text:p/>
        </draw:connector>
        <draw:custom-shape draw:name="CustomShape 36" draw:style-name="gr20" draw:text-style-name="P3" draw:layer="layout" svg:width="3.613cm" svg:height="0.689cm" svg:x="13.075cm" svg:y="11.63cm">
          <text:p text:style-name="P2"><text:span text:style-name="T1">Convert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" draw:text-style-name="P5" draw:layer="layout" draw:type="curve" svg:x1="10.441cm" svg:y1="4.257cm" svg:x2="18.569cm" svg:y2="4.257cm" draw:start-shape="id2" draw:start-glue-point="0" draw:end-shape="id7" draw:end-glue-point="0" svg:d="M10441 4257c0-778 8128-778 8128 0" svg:viewBox="0 0 8129 584">
          <text:p/>
        </draw:connector>
        <draw:custom-shape draw:name="CustomShape 2" draw:style-name="gr21" draw:text-style-name="P7" xml:id="id9" draw:id="id9" draw:layer="layout" svg:width="2.54cm" svg:height="1.295cm" svg:x="17.531cm" svg:y="11.176cm">
          <text:p text:style-name="P6"><text:span text:style-name="T2">C++ cl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7" xml:id="id10" draw:id="id10" draw:layer="layout" svg:width="2.54cm" svg:height="1.295cm" svg:x="21.717cm" svg:y="11.176cm">
          <text:p text:style-name="P6"><text:span text:style-name="T3">Python obj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8" draw:text-style-name="P5" draw:layer="layout" draw:type="curve" svg:x1="10.441cm" svg:y1="4.257cm" svg:x2="12.849cm" svg:y2="1.295cm" draw:start-shape="id2" draw:start-glue-point="0" draw:end-shape="id8" draw:end-glue-point="3" svg:d="M10441 4257c0-1975 802-2962 2408-2962" svg:viewBox="0 0 2409 2963">
          <text:p/>
        </draw:connector>
        <draw:connector draw:style-name="gr18" draw:text-style-name="P5" draw:layer="layout" draw:type="curve" svg:x1="18.569cm" svg:y1="4.257cm" svg:x2="16.913cm" svg:y2="1.295cm" draw:start-shape="id7" draw:end-shape="id8" draw:end-glue-point="1" svg:d="M18569 4257c0-1975-552-2962-1656-2962" svg:viewBox="0 0 1657 2963">
          <text:p/>
        </draw:connector>
        <draw:connector draw:style-name="gr11" draw:text-style-name="P5" draw:layer="layout" draw:type="line" svg:x1="20.071cm" svg:y1="11.823cm" svg:x2="21.717cm" svg:y2="11.823cm" draw:start-shape="id9" draw:end-shape="id10" draw:end-glue-point="3" svg:d="M20071 11823h1646" svg:viewBox="0 0 1647 1">
          <text:p/>
        </draw:connector>
        <draw:connector draw:style-name="gr12" draw:text-style-name="P5" draw:layer="layout" draw:type="line" svg:x1="20.071cm" svg:y1="13.897cm" svg:x2="21.717cm" svg:y2="13.897cm" draw:start-shape="id11" draw:start-glue-point="1" draw:end-shape="id12" draw:end-glue-point="3" svg:d="M20071 13897h1646" svg:viewBox="0 0 1647 1">
          <text:p/>
        </draw:connector>
        <draw:custom-shape draw:name="CustomShape 1" draw:style-name="gr23" draw:text-style-name="P7" xml:id="id11" draw:id="id11" draw:layer="layout" svg:width="2.54cm" svg:height="1.295cm" svg:x="17.531cm" svg:y="13.25cm">
          <text:p text:style-name="P6"><text:span text:style-name="T2">C++ child cl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4" draw:text-style-name="P7" xml:id="id12" draw:id="id12" draw:layer="layout" svg:width="2.54cm" svg:height="1.295cm" svg:x="21.717cm" svg:y="13.25cm">
          <text:p text:style-name="P6"><text:span text:style-name="T2">C++ parent cl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5" draw:text-style-name="P5" draw:layer="layout" draw:type="line" svg:x1="20.071cm" svg:y1="16.009cm" svg:x2="21.717cm" svg:y2="16.009cm" draw:start-shape="id13" draw:start-glue-point="1" draw:end-shape="id14" draw:end-glue-point="3" svg:d="M20071 16009h1646" svg:viewBox="0 0 1647 1">
          <text:p/>
        </draw:connector>
        <draw:custom-shape draw:name="CustomShape 1" draw:style-name="gr26" draw:text-style-name="P7" xml:id="id13" draw:id="id13" draw:layer="layout" svg:width="2.54cm" svg:height="1.295cm" svg:x="17.531cm" svg:y="15.362cm">
          <text:p text:style-name="P6"><text:span text:style-name="T2">C++ clas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" draw:style-name="gr27" draw:text-style-name="P7" xml:id="id14" draw:id="id14" draw:layer="layout" svg:width="2.54cm" svg:height="1.295cm" svg:x="21.717cm" svg:y="15.362cm">
          <text:p text:style-name="P6"><text:span text:style-name="T2">member attribu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8" draw:text-style-name="P1" xml:id="id16" draw:id="id16" draw:layer="layout" svg:width="4.064cm" svg:height="2.083cm" svg:x="16.891cm" svg:y="8.332cm">
          <text:p text:style-name="P4"><text:span text:style-name="T1">np.arr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9" draw:text-style-name="P5" draw:layer="layout" draw:type="line" svg:x1="12.827cm" svg:y1="9.373cm" svg:x2="16.891cm" svg:y2="9.373cm" draw:start-shape="id15" draw:start-glue-point="1" draw:end-shape="id16" draw:end-glue-point="3" svg:d="M12827 9373h4064" svg:viewBox="0 0 4065 1">
          <text:p/>
        </draw:connector>
        <draw:custom-shape draw:name="CustomShape 36" draw:style-name="gr29" draw:text-style-name="P3" draw:layer="layout" svg:width="3.613cm" svg:height="0.689cm" svg:x="13.075cm" svg:y="8.382cm">
          <text:p text:style-name="P2"><text:span text:style-name="T1">Convert fun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.562cm" fo:page-height="16.96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ter KEMPENEERS</meta:initial-creator>
    <meta:creation-date>2018-01-19T15:20:46.367333405</meta:creation-date>
    <dc:date>2018-02-01T13:42:07.337388307</dc:date>
    <dc:creator>Pieter KEMPENEERS</dc:creator>
    <meta:editing-duration>P12DT22H19M11S</meta:editing-duration>
    <meta:editing-cycles>16</meta:editing-cycles>
    <meta:generator>LibreOffice/4.2.8.2$Linux_X86_64 LibreOffice_project/420m0$Build-2</meta:generator>
    <meta:document-statistic meta:object-count="37"/>
  </office:meta>
</office:document-meta>
</file>